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23_07-33-43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9-23_13-57-22_000.jpg</text:p>
          </table:table-cell>
          <table:table-cell office:value-type="string">
            <text:p>:m music / log / kb / s.1:R=1,TR,LR-different-pattern.no-2,N,k.G,R=2,blocks s.3:TR,2fa~R.no-1 s.4:TR,2fa~L.no-2 s.5:TR,hmw~R.no-1 s.6:TR,hmw~L.no-1 s.7:op-2,1-nm~R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09-23_14-11-30_000.jpg</text:p>
          </table:table-cell>
          <table:table-cell office:value-type="string">
            <text:p>:m 食べた物　間食 / 豆腐、こんにゃく、切干、さば、マメ /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23_18-07-27_000.jpg</text:p>
          </table:table-cell>
          <table:table-cell office:value-type="string">
            <text:p>:m 1-2*9 RES / 245 / 『相対性理論入門』　ランダウ、ジューコフ / p.164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23_18-07-56_000.jpg</text:p>
          </table:table-cell>
          <table:table-cell office:value-type="string">
            <text:p>:m 3-4*9 RES / 245 / 『相対性理論入門』　ランダウ、ジューコフ / p.164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23_18-08-37_000.jpg</text:p>
          </table:table-cell>
          <table:table-cell office:value-type="string">
            <text:p>:m 5-6*9 RES / 245 / 『相対性理論入門』　ランダウ、ジューコフ / p.164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09-23_18-09-00_000.jpg</text:p>
          </table:table-cell>
          <table:table-cell office:value-type="string">
            <text:p>:m 7-8*9 RES / 245 / 『相対性理論入門』　ランダウ、ジューコフ / p.164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09-23_18-09-19_000.jpg</text:p>
          </table:table-cell>
          <table:table-cell office:value-type="string">
            <text:p>:m 9*9 RES / 245 / 『相対性理論入門』　ランダウ、ジューコフ / p.16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23_19-58-15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9-23_22-21-06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23_22-21-17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9-23_22-21-25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24_07-15-39_000.png</text:p>
          </table:table-cell>
          <table:table-cell office:value-type="string">
            <text:p>:m :PHOTO 起きた時刻 / 20180924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48">
          <table:table-cell table:number-columns-repeated="6"/>
        </table:table-row>
        <table:table-row table:style-name="ro5" table:number-rows-repeated="10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6">
          <table:table-cell table:number-columns-repeated="4"/>
          <table:table-cell table:style-name="Default"/>
          <table:table-cell/>
        </table:table-row>
        <table:table-row table:style-name="ro5" table:number-rows-repeated="7">
          <table:table-cell table:number-columns-repeated="4"/>
          <table:table-cell table:style-name="Default" table:number-columns-repeated="2"/>
        </table:table-row>
        <table:table-row table:style-name="ro5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15">
            <text:p>15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5" table:number-rows-repeated="1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4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4])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2018/09/24</text:date>, <text:time>07:56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4T07:56:00.93</dc:date>
    <dc:creator>iwabuchi ken</dc:creator>
    <meta:editing-duration>P4DT23H24M53S</meta:editing-duration>
    <meta:editing-cycles>1642</meta:editing-cycles>
    <meta:document-statistic meta:table-count="1" meta:cell-count="59" meta:object-count="0"/>
  </office:meta>
</office:document-meta>
</file>